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Droid Sans Mono" svg:font-family="'Droid Sans Mono'"/>
    <style:font-face style:name="Times New Roman" svg:font-family="'Times New Roman'"/>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start" style:justify-single-word="false"/>
    </style:style>
    <style:style style:name="P3" style:family="paragraph" style:parent-style-name="Standard">
      <style:paragraph-properties fo:line-height="15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4" style:family="paragraph" style:parent-style-name="Standard">
      <style:paragraph-properties fo:line-height="150%" fo:text-align="justify" style:justify-single-word="false"/>
      <style:text-properties style:use-window-font-color="true" style:font-name="Times New Roman" fo:font-size="12pt" fo:font-weight="normal" fo:background-color="#800080" style:font-name-asian="Times New Roman" style:font-name-complex="Times New Roman"/>
    </style:style>
    <style:style style:name="P5" style:family="paragraph" style:parent-style-name="Standard">
      <style:paragraph-properties fo:line-height="150%" fo:text-align="justify" style:justify-single-word="false"/>
      <style:text-properties style:use-window-font-color="true" style:font-name="Times New Roman" fo:font-size="12pt" fo:font-weight="normal" fo:background-color="#ffff00" style:font-name-asian="Times New Roman" style:font-name-complex="Times New Roman"/>
    </style:style>
    <style:style style:name="P6" style:family="paragraph" style:parent-style-name="Standard">
      <style:paragraph-properties fo:line-height="150%" fo:text-align="justify" style:justify-single-word="false"/>
      <style:text-properties style:use-window-font-color="true" style:font-name="Times New Roman" fo:font-size="12pt" fo:font-weight="normal" fo:background-color="#72bf44" style:font-name-asian="Times New Roman" style:font-name-complex="Times New Roman"/>
    </style:style>
    <style:style style:name="P7" style:family="paragraph" style:parent-style-name="Standard">
      <style:paragraph-properties fo:line-height="150%" fo:text-align="justify"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line-height="150%" fo:text-align="justify" style:justify-single-word="false"/>
      <style:text-properties fo:color="#ce181e" style:font-name="Times New Roman" fo:font-size="12pt" fo:font-weight="normal" fo:background-color="transparent" style:font-name-asian="Times New Roman" style:font-name-complex="Times New Roman"/>
    </style:style>
    <style:style style:name="P9" style:family="paragraph" style:parent-style-name="Standard">
      <style:paragraph-properties fo:line-height="150%" fo:text-align="justify" style:justify-single-word="false"/>
      <style:text-properties fo:color="#000000" style:font-name="Times New Roman" fo:font-size="12pt" fo:font-weight="normal" fo:background-color="#ffff00" style:font-name-asian="Times New Roman" style:font-name-complex="Times New Roman"/>
    </style:style>
    <style:style style:name="P10" style:family="paragraph" style:parent-style-name="Standard">
      <style:paragraph-properties fo:line-height="150%" fo:text-align="start" style:justify-single-word="false"/>
      <style:text-properties fo:color="#000000" style:font-name="Droid Sans Mono" fo:font-size="12pt" fo:font-weight="bold" fo:background-color="transparent" style:font-name-asian="Droid Sans Mono" style:font-name-complex="Droid Sans Mono"/>
    </style:style>
    <style:style style:name="P11" style:family="paragraph" style:parent-style-name="Standard">
      <style:paragraph-properties fo:line-height="150%" fo:text-align="start" style:justify-single-word="false"/>
      <style:text-properties fo:color="#000000" style:font-name="Droid Sans Mono" fo:font-size="12pt" fo:font-weight="normal" fo:background-color="transparent" style:font-name-asian="Droid Sans Mono" style:font-name-complex="Droid Sans Mono"/>
    </style:style>
    <style:style style:name="P12" style:family="paragraph" style:parent-style-name="Standard">
      <style:paragraph-properties fo:margin-left="0in" fo:margin-right="0in" fo:line-height="150%" fo:text-align="justify" style:justify-single-word="false" fo:text-indent="0.5in" style:auto-text-indent="false"/>
    </style:style>
    <style:style style:name="P13" style:family="paragraph" style:parent-style-name="Standard">
      <style:paragraph-properties fo:margin-left="0in" fo:margin-right="0in" fo:line-height="150%" fo:text-align="justify" style:justify-single-word="false" fo:text-indent="0.5in" style:auto-text-indent="false"/>
      <style:text-properties style:use-window-font-color="true" style:font-name="Times New Roman" fo:font-size="12pt" fo:font-weight="normal" fo:background-color="transparent" style:font-name-asian="Times New Roman" style:font-name-complex="Times New Roman"/>
    </style:style>
    <style:style style:name="P14" style:family="paragraph" style:parent-style-name="Standard">
      <style:paragraph-properties fo:line-height="15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15" style:family="paragraph" style:parent-style-name="Standard">
      <style:paragraph-properties fo:line-height="150%" fo:text-align="justify" style:justify-single-word="false"/>
      <style:text-properties style:use-window-font-color="true" style:font-name="Times New Roman" fo:font-size="12pt" fo:font-weight="normal" fo:background-color="#800080" style:font-name-asian="Times New Roman" style:font-name-complex="Times New Roman"/>
    </style:style>
    <style:style style:name="P16" style:family="paragraph" style:parent-style-name="Standard">
      <style:paragraph-properties fo:line-height="150%" fo:text-align="justify" style:justify-single-word="false"/>
      <style:text-properties fo:color="#ce181e" style:font-name="Times New Roman" fo:font-size="12pt" fo:font-weight="normal" fo:background-color="#800080" style:font-name-asian="Times New Roman" style:font-name-complex="Times New Roman"/>
    </style:style>
    <style:style style:name="P17" style:family="paragraph" style:parent-style-name="Standard">
      <style:paragraph-properties fo:margin-left="0in" fo:margin-right="0in" fo:line-height="150%" fo:text-align="justify" style:justify-single-word="false" fo:text-indent="0.5in" style:auto-text-indent="false"/>
      <style:text-properties fo:color="#bf0041" style:font-name="Times New Roman" fo:font-size="12pt" fo:font-weight="normal" officeooo:rsid="0004160a" officeooo:paragraph-rsid="0004160a" fo:background-color="transparent" style:font-name-asian="Times New Roman" style:font-name-complex="Times New Roman"/>
    </style:style>
    <style:style style:name="T1" style:family="text">
      <style:text-properties style:use-window-font-color="true" style:font-name="Times New Roman" fo:font-size="12pt" fo:font-weight="normal" fo:background-color="transparent" loext:char-shading-value="0" style:font-name-asian="Times New Roman" style:font-name-complex="Times New Roman"/>
    </style:style>
    <style:style style:name="T2" style:family="text">
      <style:text-properties style:use-window-font-color="true" style:font-name="Times New Roman" fo:font-size="12pt" fo:font-weight="normal" fo:background-color="#81d41a" loext:char-shading-value="0" style:font-name-asian="Times New Roman" style:font-name-complex="Times New Roman"/>
    </style:style>
    <style:style style:name="T3" style:family="text">
      <style:text-properties style:use-window-font-color="true" style:font-name="Times New Roman" fo:font-size="12pt" fo:font-weight="normal" fo:background-color="#800080" loext:char-shading-value="0" style:font-name-asian="Times New Roman" style:font-name-complex="Times New Roman"/>
    </style:style>
    <style:style style:name="T4" style:family="text">
      <style:text-properties style:use-window-font-color="true" style:font-name="Times New Roman" fo:font-size="12pt" fo:font-weight="normal" fo:background-color="#ffff00" loext:char-shading-value="0" style:font-name-asian="Times New Roman" style:font-name-complex="Times New Roman"/>
    </style:style>
    <style:style style:name="T5" style:family="text">
      <style:text-properties style:use-window-font-color="true" style:font-name="Times New Roman" fo:font-size="12pt" fo:font-weight="normal" fo:background-color="#72bf44" loext:char-shading-value="0" style:font-name-asian="Times New Roman" style:font-name-complex="Times New Roman"/>
    </style:style>
    <style:style style:name="T6" style:family="text">
      <style:text-properties style:use-window-font-color="true" style:font-name="Times New Roman" fo:font-size="12pt" fo:font-weight="normal" fo:background-color="#fff200" loext:char-shading-value="0" style:font-name-asian="Times New Roman" style:font-name-complex="Times New Roman"/>
    </style:style>
    <style:style style:name="T7" style:family="text">
      <style:text-properties fo:color="#ce181e" style:font-name="Times New Roman" fo:font-size="12pt" fo:font-weight="normal" fo:background-color="#800080" loext:char-shading-value="0" style:font-name-asian="Times New Roman" style:font-name-complex="Times New Roman"/>
    </style:style>
    <style:style style:name="T8" style:family="text">
      <style:text-properties fo:color="#000000" style:font-name="Times New Roman" fo:font-size="12pt" fo:font-weight="normal" fo:background-color="#ffff00" loext:char-shading-value="0" style:font-name-asian="Times New Roman" style:font-name-complex="Times New Roman"/>
    </style:style>
    <style:style style:name="T9" style:family="text">
      <style:text-properties fo:color="#000000" style:font-name="Droid Sans Mono" fo:font-size="12pt" fo:font-weight="normal" fo:background-color="#fff200" loext:char-shading-value="0" style:font-name-asian="Droid Sans Mono" style:font-name-complex="Droid Sans Mono"/>
    </style:style>
    <style:style style:name="T10" style:family="text">
      <style:text-properties fo:color="#000000" style:font-name="Droid Sans Mono" fo:font-size="12pt" fo:font-weight="normal" fo:background-color="#72bf44" loext:char-shading-value="0" style:font-name-asian="Droid Sans Mono" style:font-name-complex="Droid Sans Mon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Kada govorimo o polozaju afro americkog stanovnistva neophodno je napomenuti da je on zavisio od velikog broja fakstora, pa su se u skladu sa tim i mediji trudili da citaocima skrenu paznju na sve te aspekte uticaja. <text:s/></text:p>
      <text:p text:style-name="P3">To je znacilo da se nisu fokisirali samo na odnos afro americkog stanovnistva prema pokretu, vec o citavoj <text:s/>medjurasnoj dinamici I polozaju afroamerikanca koji je bio posledica tih odnosa.</text:p>
      <text:p text:style-name="P3">Vec citajuci o ovoj temi mozemo primetiti razlike u pisanju tj ophodjenju medija prema afro americkom pitanjiu </text:p>
      <text:p text:style-name="P3">Pre nego sto je borba za pravo glasa I pocela ili bar uzea maha jedna od glavnih teme bila je efikasnost, odnoso implementacija zakona o gradjanskim pravima koji je donet prethodne godine. Vec <text:s/>na ovom primrtu mozemo primrtiti trend koji ce biti zastupljen <text:s/>tolom celog vremenskog perioda trajanja pokreta. </text:p>
      <text:p text:style-name="P3">Током извештавања о положају афро-американаца у времену пре деловања покрета и њиховој интеграцији у друштво применом закона донетог 1964. г, Аризона репаблик наводи, да у јужним државама није било значајнијег отпора интеграцији.</text:p>
      <text:p text:style-name="P3">Cak <text:s/>iako uzmemo u obzir cinjenicu da je integracija bila proces ida se nije mogla odviti momentalno, <text:s/>te navedene izvestaje aризоне не можемо у потпуности одбацити kao netacane jer je tokom tog procesa moralo biti podrazumevanih prepreka, стиче се утисак да је pisanje Arizone o tom problemu био превише оптимистичno.</text:p>
      <text:p text:style-name="P3">Тај утисак нам даје писање Ла тајмса на исту тему, а које говори о хапшењима афро-американаца који су покушавали да спроведу zakonom гарантована права, као и о отпору становништва манифестованог кроз odbijanja da ih usluze do нападе на квартове у којима су афро-американци живели.</text:p>
      <text:p text:style-name="P3">С обзиром на то да оба листа пrikazuju potpuno различиту ситуацију, можемо претпоставити да је истина била нешто између. Свакако да је закон допринео побољшању, када је положај афро-американаца у питању, али он није могао бити драстично poboljsan nakon тако краткog временскоg perioda .</text:p>
      <text:p text:style-name="P3">То додатно потврђује чланак новинара из Лос Анђелеса, који, пишући о положају афро-американаца, наводи да итекако постоје ресторани који одбијају да их услуже као госте, али говорећи притом у истом чланку и о хапшењима лица која су нападала афро-американце.</text:p>
      <text:p text:style-name="P8">Друштво америчког југа било је један од главних фактора у избору локације за одржавање протеста за грађанска права још од бојкота аутобуса у Монтгомерију 1955.</text:p>
      <text:p text:style-name="P8">Наиме, сеграгационистички опредељено друштво било је узрок побуне афро-американаца, јер је оно утицало на изборе државних званичника, а самим тим и на законодавство. Такођеје вршило <text:soft-page-break/>и директан притисак на афро-америчко становништво, те је циљ протеста био да управо таква слика југа исплива на површину у медијима.</text:p>
      <text:p text:style-name="P7"/>
      <text:p text:style-name="P3">Међутим, кроз извештавање друга два листа, првенстено Њурок тајмса, али и листа из Лос Анђелеса, који су повремено преносили чланке из локалних алабаманских медија, можемо видети јаснију слику „јужњачког”друштва, гледано кроз призму медија.</text:p>
      <text:p text:style-name="P3">Детаљнији увид уизвештавање Њујорк тајмса, указује на постојање 3 фазе писања: 1.-Притисак друштва, 2.-Слика насилника и 3.-Корени проблема ) <text:s/></text:p>
      <text:p text:style-name="P7"/>
      <text:p text:style-name="P1"><text:span text:style-name="T1">Напад на Кинга од стране мештанина Селме, до кога је дошло у хотелу, уз повике одобравања присутне жене, био је једини инцидент који је забележен до убиства Џимија Лија Џексона.)</text:span><text:span text:style-name="T2">Представити читаоцима проблем пријављивања за гласање у окрузима какав је био Далас, није било могуће без помињања услова зивота(живљења) афро-американаца у таквим срединама.</text:span></text:p>
      <text:p text:style-name="P1"><text:span text:style-name="T2">Њујорк тајмс је био први лист који је овој теми посветио пажњу, не пишући само о тежини тестова са којима се се афро-американци суочавали. Фокусирајући се pored toga, они су указивали на лоше образовање условљено недостатком времена, услед обављања тешких физичких послова, као и на утицај околине.)</text:span><text:span text:style-name="T1"> </text:span><text:span text:style-name="T2">Највећи део чланка, Тајмс је посветио афро-американцу који је због својих покушаја да се региструје изгубио пословне ангажмане. Читаоци су сада, дакле, могли стећи утисак да се потенцијални гласачи нису суочавали само са баријерама на пољу образовања, већ би њихов опстанак био угрожен и самим покушајем. sistem je dakle bio u potpunosti protiv afro amerikanaca ppocevsi od najranijih godina sa obrazovanje kroz pritiske drustva tokom odrastanja <text:s/>jer su iako vise ne bili prinudjeni na ropstvo morali da prihvataju slabo placene poslove kako bi preziveli sto je opet dovodilo do nedostatka vremena da se posvete obrazovanju. Na kraju je dolazio pritisak drustva <text:s/>koje se trudilo da ih sada indirektno onemoguci da svoj polozaj poprave.</text:span><text:span text:style-name="T1"> </text:span><text:span text:style-name="T3">Како је Кингов план о измамљивању реакције сегрегациониста успевао, тако су медији, односно Њурок Тајмс и Лос Анђелес превасходно, добијали више материјала за писање. Током разбијања демонстрација у којима је рањен Џими Ли Џексон,дошло је до првог већег инцидента у ком су цивили учествовали. Након напада на демонстранте, али и новинаре, у медијима се ствара ново лице становника Селме који саданије само сегрегациониста који је спреман да врши политички и економски притисак на свог афро-америчког суседа, већ и насилник који је спреман да науди сваком присталици једнакости. </text:span></text:p>
      <text:p text:style-name="P4">Евидентно је инсистирање Тајмса на тој слици, коју настоји да успостави у неколико наврата, <text:soft-page-break/>почевши од најочигледнијег приказа наоружане руље уз опис појединаца и оружја, па до мање очигледних али свакако упечатљивих, када публика негодује на, po njihovom misljenju неадекватну реакцију Вилсона Бејкера и његову одлуку да демонстранте <text:s/>одврати од марша мирним методама</text:p>
      <text:p text:style-name="P4">Након инциденaта који су уследили после покушаја одржавања марша до Монтгомерија, слика насилника у медијима је достигла врхунац. Уколико узмемо у обзир навијање за полицију током разбијања марша и убиства Риба, намеће се закључак да су медији одлучили да је становник Селме сам потврдио њихову поенту, те стога прелазе на дубљу анализу друштва. </text:p>
      <text:p text:style-name="P16">Ta analiya podrazumevala je predocavanje citaocima ne samo trenutni odnos belackog stanovnistva prema afro-amerikancima, vec korene tog odnosa. U tom za tajms ne karakteristicnom clanku u kom sada u prvom planu nisu prosto detalji koji opisuju trenutne dogadjaje, autor clanka pосматрајући историју расизма у Селми, новинар Тајмса долази до закључка да су становници града у тој мери навикли на расизам да га заправо и не препознају. Он том чињеницом нипошто не правда њихово понашање, нити показује емпатију, напротив, указује на то да их је расизам toliko postao deo foklora americkog juga, da je drustvo учинио толико neosetljivim prema polozaju afro amerukanaca <text:s/>да su bili potpuno nesposobni da prepoznaju da sami izazivaju problem sa kojim su suoceni, vec da <text:s/>кривицу за догађаје траже у странима агитаторима, <text:s/>ван граница државе.NY ILI LA</text:p>
      <text:p text:style-name="P4">Коначно, према <text:s/>„плавокосим и плавооким јужњацима“, како их новинари Тајмса описују, могло би се рећи са извесним инсинуацијама, показују gadjenje, zaljenje уместо љутње</text:p>
      <text:p text:style-name="P3">У писању Ла тајмса можемо такође пронаћи 3 теме, као и у писању листа из Њујорка, с тим што се оне у одређеној мери разликују.</text:p>
      <text:p text:style-name="P1"><text:span text:style-name="T3">Тако се, на пример, на почетку године нису у толикој мери бавили додавањем детаља у текуће <text:s/>извештаје, који би скренули пажњу читаоцима на однос према афро-американцима, већ су од самог почетка bavili analizom njihovog polozaja. На почетку године то је подразумевало поштовање релативно новог закона о грађанским правима, односно о десегрегацији јавних </text:span><text:span text:style-name="T7">места.</text:span></text:p>
      <text:p text:style-name="P4">Читањем чланака Ла тајмса, можемо видети да се и поред тога што је закон донео значајан напредак по питању десегрегације, ствари нису одвијале тако лако као што би поједини аутори Аризона репаблика хтели да прикажу. Држећи се ипак своје неутралности која ће се и у овом сегменту одржати у целости, новинари Ла тајмса нису били спремни да у потпуности једнострано приказују дешавања не терену. ???</text:p>
      <text:p text:style-name="P1"><text:span text:style-name="T2">У својој другој фази описа друштва, Ла тајмс се, за разлику од Њујорка, није бавио </text:span><text:soft-page-break/><text:span text:style-name="T2">приказивањем слике „ јужњака“, колико његовим односом према афро-американцу, дакле свим потешкоћама којима је њихова заједница изложена. У складу са тим, како је већ било речи у претходном поглављу, лист се није устручавао да kada je govorio o polozaju afro amerikanaca pise <text:s/>ne samo o odnosu belackog stanovnistva prema njima vec je isticao I polozaj neutralnih, odnosno afro amerikanaca koji nisu uvestvovali u pokretu za gradjanska prava I odnosu ostatka zajednice prema njima. <text:s/>Tako je pри опису положаја неутралних афро-американаца, list bio spreman da упути критике на рачун представника покрета за излагање својих суграђана sikaniranju</text:span><text:span text:style-name="T4">. Може се рећи да је Ла тајмс, без сумње, била новина која је највише схватала значај друштва Југа за положај афро-американаца. У прилог томе говори цињеница да је управо овај лист из највише углова посматрао тај проблем а <text:s/>један од таквих примера јесте интервјуисање 3 јужњачка пастора, притом имајући у виду значај цркве и њен утицај.) Интервју је обављен са пасторима различитих виђења, односно са интеграционистом, сегрегационистом и умерењекаом </text:span><text:span text:style-name="T8">( умерањаком или нешто друго) без додавања мишљења новинара, тако да је аутор текста само избором цитата сваког пастора, могао читаоцу приближити слику друштва Алабаме.</text:span></text:p>
      <text:p text:style-name="P9">Покрет за право гласа видели су само као први корак ка остварењу плитког утицаја на ком новинаре потенцирају, налазећи <text:s/>управо у томе разлог застрашивања афро-американаца, будући да је јасан страх белаца <text:s/>од губитка политичког утицаја.</text:p>
      <text:p text:style-name="P5"/>
      <text:p text:style-name="P5"/>
      <text:p text:style-name="P1"><text:span text:style-name="T4"><text:s/></text:span><text:span text:style-name="T1">r</text:span><text:span text:style-name="T2">азматрајући проблем Селминог расизма кроз историју, Лос Анђелес износи далеко темељније тумачење од Њујорк тајмса, не пратећи само његову прогресију кроз историју већ, пре свега, његов ефекат на друштво 60 их</text:span></text:p>
      <text:p text:style-name="P1"><text:span text:style-name="T2">Тако новинари Ла тајмса констатују да је, иако већ утемељен у прошлости, управо положај афро-американаца кроз историју довео до њихове незаинтересованости за политичку активност, што у спрези са економским притиском и недостатком могућности за адекватно образовање чини резултат положаја афро-американца као и односа заједнице белаца према њему.)</text:span><text:span text:style-name="T1"> </text:span><text:span text:style-name="T3">На послетку би требало поменути, да ни један лист није настојао да друштво Селме као и америчког југа представи као хомогену масу сегрегациониста. Они су свакако преносили вести о протестима локалних белаца против дискриминације афро-американаца, али је томе придавано знатно мање пажње, јер је друга, сегрегационистичка страна била знатно активнија и бројнија.</text:span></text:p>
      <text:p text:style-name="P1"><text:span text:style-name="T1">Постојање негативног става новинара листа из Аризоне о Кинговом раду, додатно поткрепљује чињеница да су за разлику од других медија били фокусирани искључиво на негативне аспекте Кинговог присуства, док ни у једном тренутку није поменут значај његовог присуства за афро-</text:span><text:soft-page-break/><text:span text:style-name="T1">америчку заједницу, како то можемо видети у „Њујорк“ и „Лос Анђелес тајмсу“.</text:span></text:p>
      <text:p text:style-name="P1"><text:span text:style-name="T1">У сваком смислу другачије виђење Мартина Лутера Кинга од стране „Њујорк тајмса“, такође је и далеко мање комплексно од оног које пружа „Аризона репаблик“. За разлику од „Аризона репаблика“у ком, <text:s/>кроз слику о Кингу, можемо готово да пратимо пооштравање ситуације на терену, „Тајмс“ је од самог почетка протеста настојао да својим читаоцима константно приказује Мартина Лутера у искључиво позитивном светлу. Када у обзир узмемо све написано о Мартину Лутеру Кингу, добијамо слику препуну суперлатива. </text:span><text:span text:style-name="T5">Ne cudi onda zasto su neki bili malodusni I pojacava znacaj figure kao sto je king na tome posebno insistira ny times <text:s/>Најчешће су истицана два позитивна аспекта његове личности: његов готово месијански утицај на афро-америчку полулацију и његова лична врлина.Он је, дакле, представљан као катализатор читаве заједнице, <text:s/>фигура која даје храброст јужњачком афро-американцу да се бори за своја права. Поред тога, он је у потпуности одан гандијевским методама борбе, дубоко религиозан и пожртвован. Можемо слободно рећи да је та слика Мартина Лутера Кинга онаква каквог пастора данас знамо</text:span></text:p>
      <text:p text:style-name="P3">Овакав, јединствен приступ догађајима, омогућиће овом листу да се бави дубљом анализом проблема размизма чиј је протест у Селми само симптом.Читањем„ Лос Анђелес тајмса“ дакле, не добијамо конкретну, сервирану и наметнуту слику о Мартину Лутеру Кингу, већ овај медиј,објективним приступом, омогућава својим читаоцима да на основу прочитаних чињеница сами граде представу о његовој личности, без покушаја да на њу драстично утиче.</text:p>
      <text:p text:style-name="P3">Klark</text:p>
      <text:p text:style-name="P6">klark kako personifikacija odnosa juznjaka prema afro amerikancima, njegova popularnost u odnosu na popularnost bejkera</text:p>
      <text:p text:style-name="P3">Како је у случају Мартина Лутера Кинга „Њујорк тајмс” представљао медиј који је највише држао страну афричко-америчком лидеру, тако је у случају Џима Кларка,очекивано, заузео најкритичнији став. <text:s/>Заправо, први је од писаних медија који је својим читаоцима представио шерифа у негативном светлу, пре него сто су демонстрације и започеле. Како у случају Кинга, тако и у случају Џима Кларка, за извештавање „Њујорк тајмса”су били карактеристични детаљи и цитати, за које се можда не може рећи да су били од кључне важности за саме догађаје о којима су писали али су итекако били значајни за читаоца који формира слику о учесницима догађаја у Селми. То нам пружа могућност да поред стандардних оптужби за насилничко понашање, застрашивање, коришћење палица и штапова намењених фармскимживотињама, имамо увид у велики број Кларкових изјава који су ганесумњиво приказивали као расисту и насилника, а да притом нису кључни у преношењу догађаја.</text:p>
      <text:p text:style-name="P17"><text:soft-page-break/>Ovo o klarku moze u prvi deo , zato sto se kroz ovo vidi drugaciji pristup u opisivanju dogadjaja kroz nacin na koji je pisano o klarku.</text:p>
      <text:p text:style-name="P12"><text:span text:style-name="T6">Између две крајности које су представљали „Њујорк тајмс“ и „Аризона репаблик“ поново се налази „Лос Анђелес тајмс“ који у погледу описивања Џејмса Кларка настоји да, осим умесне објективности, читаоцима пружи више од површне категоризације актера. То ипак у случају личности Џима Кларка није могло значити потпуно неутралну позицију. Виђење Кларка као растистичког негативца неупитно је, али су критике изнете на његов рачун далеко суптилније и <text:s/>индиректније него оне у „Њујорк тајмсу“. У очима „Лос Анђелес тајмса“, Кларк представља готово споредну личност на коју се тек успут осврћу, <text:s/>користећи га упојединим тренуцима као компарацију за екстремни део становништва. Најочигледнија разликаизмеђу њујорошког листа и листа из Лос Анђелеса у виђењима Кларка, приметна је у чланцима које су оба листа посветила шерифу. У том смислу можемо рећи, да чланак новинара „Лос Анђелес Тајмса“,садржи потпуно другачију поенту од оне на коју указују њихове колеге из Њујорка. Наиме, циљ новинара „Лос Анђелес тајмса“, није просто приказивање стереотипне слике Кларка као јужњачког сегрегационистичког негативца</text:span><text:span text:style-name="T1">. </text:span><text:span text:style-name="T6">У тексту који се бави порукама које Кларк добија,они не преносе само оне поруке које Кларка приказују у негативном светлу, већ, напротив, преносе поруке подршке, истичући пре свега проблем расизма широм Сједињених Америчких Држава, а не само као проблем појединих држава Америчког југа. </text:span><text:span text:style-name="T1">Такав приступ не можемо приметити код њихових колега из њујоршког листа.Слика о самом Џиму Кларку грађена је кроз његове осионекоментаре о писмима, али су они у тексту у другом плану. </text:span><text:span text:style-name="T6">Њујоршком листу је, са друге стране,интервју <text:s/>служио <text:s/>да од Кларка направи прототип јужњака сегрегационисте или, како сам наслов наведеног текстагласи:„симбол расизма”. У чланкукоји описује један дан у животу шерифа Кларка, посебно су акцентоване његове негативне изјаве, те јеу интервјуу са новинаром „Тајмса“, Кларк приказан готово као вођа банде. „Тајмс“ подсећа своје читаоце на претње смрћу са којима је шериф суочен, али само у сврху карикирања последица тих претњи. Будући да се због страха за своју безбедност Кларкпреселио у затвор као најбезбедније место у том моменту, они не говоре о самој опасности <text:s/>већ о лагодном животу шерифа ињегове породице у затвору.</text:span></text:p>
      <text:p text:style-name="P13">valas</text:p>
      <text:p text:style-name="P12"><text:span text:style-name="T6">valas kao personifikacija zelja belackog glasackog tela</text:span><text:span text:style-name="T1">Џорџ Валас <text:s/>је био 45. гувернер Алабаме, који 1965. Године, служио први од своја три мандата. Валас је по својим ставовима и поступцима већ био познат медијима и јавности. Најпознатија инцидентна ситуација која се везује за њега, свакако је била она која се десила на универзитету Алабаме, када је Валас </text:span><text:soft-page-break/><text:span text:style-name="T1">покушао да заустави уписивање младог афро-американца, блокирајући аудиторијум. Гувернер Алабаме је био познати сегрегациониста, „ветаран у расном рату“ како га назива „Лос Анђелес тајмс“. Он у медијима није био поларизујућа личност, као, уосталом, ни Кларк, међутим, како је Валас имао другачији однос према њима, медији му нису посвећивали пажњу као шерифу, који је био расположен да даје запаљиве изјаве али и спреман да новинаре својим поступцима привуче. Због таквог држања и одмерених изјава, Валасово име се ретко среће у медијима почетком протеста. Тек након убиства Џ. Л. Џексона, крајем фебруара и рађања идеје о маршу ка Монгомерију, главном граду Алабаме, као знаку протеста, медији почињу активније да се баве личношћу Џорџа Валаса. Слика о Валасу је, дакле, већ била створена и не може се рећи да је и један медиј (мада је било појединих новинара) стао у његову одбрану и покушао да оправда Валасове поступке.</text:span></text:p>
      <text:p text:style-name="P4">.Са друге стране, наводе и све успехе Валаса као гувернера, истичући његове политичке способности и привредне успехе Алабаме под његовим вођством, али притом запажајући да свој потенцијал користи на страни неправде. На овом примеру се опет примећује тенденција„Аризононог“ уважавања циља афро-американаца, иако су према њиховим методама изразито критички настројени. Они, такође, дубље анализирају Валасове политичке мотивације за такве ставове, сматрајући да је то пре свега борба за политички рејтинг у држави у којој су белци чинили највећи део гласачког тела.</text:p>
      <text:p text:style-name="P3">dzonso</text:p>
      <text:p text:style-name="P3">испуњењем свог програма Великог друштва, након освајања првог пуног мандата. За разлику од Валаса Џонсон је у медијима био присутан од самог почетка кампање, мада се то присуство током најдужег периода деловања покрета сводило на одмерене политичке изјаве, са веома мало детаља. Слично као и у случају Џорџа Валаса, Џонсон је већ био формиран у јавном мњењу као политичка фигура.Он је по почетку рада покрета 1965., <text:s/>истакао даподржава циљ за који се афро-амерички покрет борио, међутим, забог комплексности питања са којим је био суочен није био у стању да предузме хитне и конкретне мере, што ће касније, како насиље буде ескалирало, резултирати критикама од стране појединих новинара. Оне ипак неће достићи ниво ни приближан осталим актерима догађаја Како је његов став о догађајима у Селми већ био познат, стиче се утисак да Џонсон медијима који су се више фокусирали на догађаје него на анализу политичке сиутуације, бар у првим месецима протеста, није био занимљив.</text:p>
      <text:p text:style-name="P3">У медијима, за разлику од јавности, критика председника није била заступљена. Када се о Џонсону писало, писало се о његовим изјавама или су преношене изјаве других о председнику. Оваква писања или недостатак њих у новинама, потиче од саме одлуке Џонсона да не чини <text:soft-page-break/>готово ништа, осим у случају крајње нужде</text:p>
      <text:p text:style-name="P3">Медији не разматрају политичке мотиве његових одлука, вероватно због тога што није први пут да се сусреће са протестима за људска права. Коначно, салве похвала на председников рачун стигле су након његовог говора у Kонгресу, зарсеним(снажним, уверљивим) речима чувене песме покрета за грађанска права, We shall owercome. Овај Џонсонов говор означен је генерацијски. Дакле, медији су далеко више били спремни да упућују хвале на рачун Џонсона, било због поштовања институције, било због његовог става према правима афро-американаца. Једина учесталија критика у медијима била је критика спорости доношења закона о гласању. Ипак, уколикоузмемо уобзир касније анализе најављиваног закона и уставне проблеме са којима се Џонсон сретао, доношењем овако свеобухватног закона, критике у медијима ипак делују неискрено и више су производ озбиљности ситуације на терену и наизглед недовољне ангажованости председника. У периоду покушаја протестних маршева од Селме до Монгомерија почетком марта 1965., када је ситуација била итекако заоштрена, „Лос Анђелес тајмс“ је био један од медија који је у својим чланцима наглашавао потребу коришћења федералних трупа, а то је тема која је у том периоду дебате око права држава у федерацији, свакако била контроверзна.</text:p>
      <text:p text:style-name="P7"/>
      <text:p text:style-name="P10">odnos stanovnistva prema kingu pokazatelj koliko im znaci odnosno, koliko im je potreban pokret- promena polozaja</text:p>
      <text:p text:style-name="P11">odnos arizone prema potencijalnom ukidanju zakona o testovima nacin pisanja ukazuje na to da favorizuju zakon, klasican konzervativni stav o pravima drzava. Testovi se otvoreno ne kritikuju ali se naponinje da su neobicno teski, u istom tekstu gese podrzava stav pokreta da ulazak na zadnja vrata nije posten </text:p>
      <text:p text:style-name="P11">pisanje la tajmsa istice da nije bas sve tako crno kad pisu o hapsenju zato sto se sudario sa crncem, dakle iako ne idealan polozaj se popravljao u pojedinim oblastima, zato bas izbor selme.</text:p>
      <text:p text:style-name="P2"><text:span text:style-name="T9">podsticu mrznju gde je nije bilo , </text:span><text:span text:style-name="T10">jos jedan tekst gde su otvoreno protiv kinga ali ne protiv glasanja kompetentnih crnaca, dakle testovi nisu tako losa stvar. </text:span></text:p>
      <text:p text:style-name="P2"><text:span text:style-name="T10">naglasava se znacaj kinga za pokret ali njegov dolazak u kamden govori i o plozaju tamosnjeg stanovnistva bas zbog toga, on je docekan od strane </text:span><text:soft-page-break/><text:span text:style-name="T10">tamosnjeg stanovnistva kao oslobodilac, dog je </text:span><text:span text:style-name="T9">strah kod ostalog takodje govorio o odnosu belaca prema neposlusnim crncima.- idnos lokalnih medija kao releksija odnosa lokalnog stanovnistva ali ublazena.</text:span></text:p>
      <text:p text:style-name="P11">Pucanje na dzksona sluzi tajmsu da dodatno pojca projektovanu sliku afro amerikanca kao zrtve, kroz intervjue sa njegovom porodicom do generalnih zaklucaka crnci na meti plaica za stoku itd.</text:p>
      <text:p text:style-name="P11">licnost bejkera zanimljiva on je od strane la tajmsa i ny prikazan kao kontrateza klarku, da li je to pokusaj medija da prikazu da nije sve tako crno sto se belackog stanovnistva/vlasti tice ili da li je zaista bio pristalica pokreta na strani zakona ili nije zeleo da im se daje publicitet</text:p>
      <text:p text:style-name="P11">arizona pucanju na dzeksona ne daje preise paznje osim sto prenosi vestubijeusudarudve strane, ne okrivljuju ni jednu</text:p>
      <text:p text:style-name="P2"><text:span text:style-name="T10">arizona tvrdi da priliv afro americkog glasackog tela nece nista promeniti na federalnom nivou, cak iako takvu tvrdnju uzmemo kao tacnu na lokalnom nivou bi se dosta toga promenilo, o tome svedoci i l</text:span><text:span text:style-name="T9">a tajms u jednom clanku gde bas to navodi ka oizvor za strah belaca, strah od gubitka moci. </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Droid Sans Mono" svg:font-family="'Droid Sans Mono'"/>
    <style:font-face style:name="Times New Roman" svg:font-family="'Times New Roman'"/>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font-independent-line-spacing="false">
        <style:tab-stops/>
      </style:paragraph-properties>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13T15:22:12.446000000</dc:date>
    <meta:editing-duration>PT2H43M36S</meta:editing-duration>
    <meta:editing-cycles>2</meta:editing-cycles>
    <meta:generator>LibreOffice/6.1.4.2$Windows_X86_64 LibreOffice_project/9d0f32d1f0b509096fd65e0d4bec26ddd1938fd3</meta:generator>
    <meta:document-statistic meta:table-count="0" meta:image-count="0" meta:object-count="0" meta:page-count="9" meta:paragraph-count="50" meta:word-count="3322" meta:character-count="21812" meta:non-whitespace-character-count="18498"/>
  </office:meta>
</office:document-meta>
</file>